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500000065C81C136BC3A1CF6D.png" manifest:media-type="image/png"/>
  <manifest:file-entry manifest:full-path="Pictures/100019C800000A7000000A70FE3077D4FC6366CD.svg" manifest:media-type="image/svg+xml"/>
  <manifest:file-entry manifest:full-path="Pictures/10000201000000650000006523E91A974F3AF6C7.png" manifest:media-type="image/png"/>
  <manifest:file-entry manifest:full-path="Pictures/10000B4800000A7000000A70323B5B9319AC74B7.svg" manifest:media-type="image/svg+xml"/>
  <manifest:file-entry manifest:full-path="Pictures/10000201000000650000006551EC9137D58EA952.png" manifest:media-type="image/png"/>
  <manifest:file-entry manifest:full-path="Pictures/1000146B00000A7000000A7057D178FE4B893F4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000000" draw:marker-start-width="0.321cm" draw:marker-end-width="0.321cm" draw:stroke-linejoin="round" draw:fill-color="#000000" draw:textarea-horizontal-align="justify" draw:textarea-vertical-align="middle" draw:auto-grow-height="false" fo:min-height="0.032cm" fo:min-width="0.223cm" fo:padding-top="0.165cm" fo:padding-bottom="0.165cm" fo:padding-left="0.29cm" fo:padding-right="0.29cm" draw:shadow="visible" draw:shadow-offset-x="0.035cm" draw:shadow-offset-y="0.035cm"/>
    </style:style>
    <style:style style:name="gr3" style:family="graphic" style:parent-style-name="standard">
      <style:graphic-properties svg:stroke-width="0.081cm" svg:stroke-color="#000000" draw:marker-start-width="0.321cm" draw:marker-end-width="0.321cm" draw:stroke-linejoin="round" draw:fill-color="#000000" draw:textarea-horizontal-align="justify" draw:textarea-vertical-align="middle" draw:auto-grow-height="false" fo:min-height="0.04cm" fo:min-width="5.913cm" fo:padding-top="0.165cm" fo:padding-bottom="0.165cm" fo:padding-left="0.29cm" fo:padding-right="0.29cm" draw:shadow="visible" draw:shadow-offset-x="0.035cm" draw:shadow-offset-y="0.035cm"/>
    </style:style>
    <style:style style:name="gr4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0.195cm" fo:min-width="2.07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7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rimo" fo:font-size="13pt" fo:text-shadow="1pt 1pt" fo:font-weight="bold" style:font-size-asian="13pt" style:font-weight-asian="bold" style:font-size-complex="13pt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Arimo" fo:text-shadow="1pt 1pt" fo:font-weight="bold" style:font-weight-asian="bold" style:font-weight-complex="bold"/>
    </style:style>
    <style:style style:name="T1" style:family="text">
      <style:text-properties style:font-name="Arimo" fo:font-size="13pt" fo:text-shadow="1pt 1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936cm" svg:height="3.936cm" svg:x="12.425cm" svg:y="1.569cm">
          <draw:image xlink:href="Pictures/1000146B00000A7000000A7057D178FE4B893F47.svg" xlink:type="simple" xlink:show="embed" xlink:actuate="onLoad" loext:mime-type="image/svg+xml">
            <text:p/>
          </draw:image>
          <draw:image xlink:href="Pictures/10000201000000650000006551EC9137D58EA952.png" xlink:type="simple" xlink:show="embed" xlink:actuate="onLoad" loext:mime-type="image/png"/>
        </draw:frame>
        <draw:frame draw:style-name="gr1" draw:text-style-name="P1" draw:layer="layout" svg:width="3.878cm" svg:height="3.878cm" svg:x="6.659cm" svg:y="1.392cm">
          <draw:image xlink:href="Pictures/10000B4800000A7000000A70323B5B9319AC74B7.svg" xlink:type="simple" xlink:show="embed" xlink:actuate="onLoad" loext:mime-type="image/svg+xml">
            <text:p/>
          </draw:image>
          <draw:image xlink:href="Pictures/10000201000000650000006523E91A974F3AF6C7.png" xlink:type="simple" xlink:show="embed" xlink:actuate="onLoad" loext:mime-type="image/png"/>
        </draw:frame>
        <draw:frame draw:style-name="gr1" draw:text-style-name="P1" draw:layer="layout" svg:width="4.186cm" svg:height="4.186cm" svg:x="0.606cm" svg:y="1.345cm">
          <draw:image xlink:href="Pictures/100019C800000A7000000A70FE3077D4FC6366CD.svg" xlink:type="simple" xlink:show="embed" xlink:actuate="onLoad" loext:mime-type="image/svg+xml">
            <text:p/>
          </draw:image>
          <draw:image xlink:href="Pictures/100002010000006500000065C81C136BC3A1CF6D.png" xlink:type="simple" xlink:show="embed" xlink:actuate="onLoad" loext:mime-type="image/png"/>
        </draw:frame>
        <draw:custom-shape draw:style-name="gr2" draw:text-style-name="P2" draw:layer="layout" svg:width="1.009cm" svg:height="0.586cm" svg:x="5.183cm" svg:y="2.707cm">
          <text:p/>
          <draw:enhanced-geometry svg:viewBox="0 0 21600 21600" draw:mirror-horizontal="false" draw:mirror-vertical="false" draw:text-areas="0 ?f0 ?f5 ?f2" draw:type="right-arrow" draw:modifiers="14410.3746397695 4153.846153846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009cm" svg:height="0.586cm" svg:x="11.097cm" svg:y="2.72cm">
          <text:p/>
          <draw:enhanced-geometry svg:viewBox="0 0 21600 21600" draw:mirror-horizontal="false" draw:mirror-vertical="false" draw:text-areas="0 ?f0 ?f5 ?f2" draw:type="right-arrow" draw:modifiers="14410.3746397695 4153.846153846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6.92cm" svg:height="0.586cm" svg:x="5.174cm" svg:y="4.934cm">
          <text:p/>
          <draw:enhanced-geometry svg:viewBox="0 0 21600 21600" draw:mirror-horizontal="false" draw:mirror-vertical="false" draw:text-areas="0 ?f0 ?f5 ?f2" draw:type="right-arrow" draw:modifiers="19485.0625869263 3993.052109181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Simple" draw:style-name="gr4" draw:text-style-name="P3" draw:layer="layout" svg:width="2.595cm" svg:height="0.48cm" svg:x="1.52cm" svg:y="2.047cm">
          <text:p/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4" draw:layer="layout" svg:width="3.975cm" svg:height="0.99cm" svg:x="0.697cm" svg:y="0.48cm">
          <draw:text-box>
            <text:p text:style-name="P1"><text:span text:style-name="T1">FOREST</text:span></text:p>
          </draw:text-box>
        </draw:frame>
        <draw:frame draw:style-name="gr5" draw:text-style-name="P4" draw:layer="layout" svg:width="3.557cm" svg:height="0.99cm" svg:x="6.835cm" svg:y="0.481cm">
          <draw:text-box>
            <text:p text:style-name="P1"><text:span text:style-name="T1">PASTURE</text:span></text:p>
          </draw:text-box>
        </draw:frame>
        <draw:frame draw:style-name="gr5" draw:text-style-name="P5" draw:layer="layout" svg:width="3.837cm" svg:height="0.99cm" svg:x="12.456cm" svg:y="0.48cm">
          <draw:text-box>
            <text:p text:style-name="P1"><text:span text:style-name="T1">AGRICULTUR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20:26:49.241228933</meta:creation-date>
    <dc:date>2021-02-17T14:53:37.960614181</dc:date>
    <meta:editing-duration>PT44M27S</meta:editing-duration>
    <meta:editing-cycles>12</meta:editing-cycles>
    <meta:generator>LibreOffice/6.4.6.2$Linux_X86_64 LibreOffice_project/40$Build-2</meta:generator>
    <meta:document-statistic meta:object-count="10"/>
  </office:meta>
</office:document-meta>
</file>